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ople.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ople.set状态( String 状态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set时间( String 时间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set类型( String 类型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set满意度( String 满意度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get满意度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get时间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set统计( String 统计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set姓名( String 姓名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get姓名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get统计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get类型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BlankRain_Issue_50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eople.get状态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